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7980605031030464039"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3816172470123728108"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7684867400156919062"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9168000546741893953"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1T21:21:16.91</dc:date>
    <dc:creator>James Lombardi</dc:creator>
    <meta:editing-duration>P2DT21H28M40S</meta:editing-duration>
    <meta:editing-cycles>291</meta:editing-cycles>
    <meta:generator>OpenOffice/4.1.2$Win32 OpenOffice.org_project/412m3$Build-9782</meta:generator>
    <meta:document-statistic meta:table-count="0" meta:image-count="0" meta:object-count="0" meta:page-count="44" meta:paragraph-count="1151" meta:word-count="12519" meta:character-count="61610"/>
  </office:meta>
</office:document-meta>
</file>